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( String ... managedCla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f( List &lt; String &gt; managedClassNames , List &lt; String &gt; managed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